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T</text:p>
      <text:p text:style-name="P1"/>
      <text:p text:style-name="P1"/>
      <text:p text:style-name="P1">LOCAL AND GLOBAL VARIABLES</text:p>
      <text:p text:style-name="P1">In the previous example, I assigned values to variables such as subtotal, tax and</text:p>
      <text:p text:style-name="P1">taxrate. Variables such as these which begin with a lowercase character are local</text:p>
      <text:p text:style-name="P1">variables. This means that they only exist within a specific part of a program – in</text:p>
      <text:p text:style-name="P1">other words, they are restricted to a well-defined scope. Here is an example:</text:p>
      <text:p text:style-name="P1">5</text:p>
      <text:p text:style-name="P1">THE BOOK OF RUBY</text:p>
      <text:p text:style-name="P1">localvar = "hello"</text:p>
      <text:p text:style-name="P1">$globalvar = "goodbye"</text:p>
      <text:p text:style-name="P1">def amethod</text:p>
      <text:p text:style-name="P1">localvar = 10</text:p>
      <text:p text:style-name="P1">puts( localvar )</text:p>
      <text:p text:style-name="P1">puts( $globalvar )</text:p>
      <text:p text:style-name="P1">end</text:p>
      <text:p text:style-name="P1">def anotherMethod</text:p>
      <text:p text:style-name="P1">localvar = 500</text:p>
      <text:p text:style-name="P1">$globalvar = "bonjour"</text:p>
      <text:p text:style-name="P1">puts( localvar )</text:p>
      <text:p text:style-name="P1">puts( $globalvar )</text:p>
      <text:p text:style-name="P1">end</text:p>
      <text:p text:style-name="P1">Here there are three local variables called localvar. One is assigned the value,</text:p>
      <text:p text:style-name="P1">‚hello world‛ within the ‘main scope’ of the program; two others are assigned</text:p>
      <text:p text:style-name="P1">integers within the scope of two separate methods: since each local variable has a</text:p>
      <text:p text:style-name="P1">different scope, the assignments have no affect on the other local variables with</text:p>
      <text:p text:style-name="P1">the same name in different scopes. You can verify this by calling the methods in</text:p>
      <text:p text:style-name="P1">turn:</text:p>
      <text:p text:style-name="P1">amethod</text:p>
      <text:p text:style-name="P1">anotherMethod</text:p>
      <text:p text:style-name="P1">amethod</text:p>
      <text:p text:style-name="P1">puts( localvar )</text:p>
      <text:p text:style-name="P1">#=&gt; localvar</text:p>
      <text:p text:style-name="P1">#=&gt; localvar</text:p>
      <text:p text:style-name="P1">#=&gt; localvar</text:p>
      <text:p text:style-name="P1">#=&gt; localvar</text:p>
      <text:p text:style-name="P1">= 10</text:p>
      <text:p text:style-name="P1">= 500</text:p>
      <text:p text:style-name="P1">= 10</text:p>
      <text:p text:style-name="P1">= “hello”</text:p>
      <text:p text:style-name="P1">On the other hand, a global variable – one that begins with the dollar $ character</text:p>
      <text:p text:style-name="P1">- has global scope. When an assignment is made to a global variable inside a</text:p>
      <text:p text:style-name="P1">method, that affects the value of that variable elsewhere in the program too:</text:p>
      <text:p text:style-name="P1">amethod</text:p>
      <text:p text:style-name="P1">anotherMethod</text:p>
      <text:p text:style-name="P1">amethod</text:p>
      <text:p text:style-name="P1">puts( $globalvar</text:p>
      <text:p text:style-name="P1">6</text:p>
      <text:p text:style-name="P1">#=&gt; $globalvar = “goodbye”</text:p>
      <text:p text:style-name="P1">#=&gt; $globalvar = “bonjour”</text:p>
      <text:p text:style-name="P1">#=&gt; $globalvar = “bonjour”</text:p>
      <text:p text:style-name="P1"><text:soft-page-break/>) #=&gt; $globalvar = “bonjour”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8:24:25</meta:creation-date>
    <dc:date>2016-03-27T18:30:11</dc:date>
    <meta:editing-duration>P0D</meta:editing-duration>
    <meta:editing-cycles>1</meta:editing-cycles>
    <meta:document-statistic meta:table-count="0" meta:image-count="0" meta:object-count="0" meta:page-count="2" meta:paragraph-count="51" meta:word-count="257" meta:character-count="1514" meta:non-whitespace-character-count="1258"/>
    <meta:generator>LibreOffice/3.5$Linux_X86_64 LibreOffice_project/350m1$Build-2</meta:generator>
  </office:meta>
</office:document-meta>
</file>